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line will be <office:annotation><dc:date>2008-04-08T00:00:00</dc:date><text:p>do text</text:p><text:p>from document(at='%s/pod/test/images/python.gif' % getAppyPath())</text:p></office:annotation>replaced by a GIF image.</text:p>
      <text:p text:style-name="Standard">A JPEG <text:s/><office:annotation><dc:date>2008-04-08T00:00:00</dc:date><text:p>do text</text:p><text:p>from document(at='%s/pod/test/images/linux.jpg' % getAppyPath())</text:p></office:annotation>image.</text:p>
      <text:p text:style-name="Standard">A PNG <text:s/><office:annotation><dc:date>2008-04-08T00:00:00</dc:date><text:p>do text</text:p><text:p>from document(at='%s/pod/test/images/plone.png' % getAppyPath())</text:p></office:annotation>image.</text:p>
      <text:p text:style-name="Standard">The GIF image with an anch<office:annotation><dc:date>2009-01-20T00:00:00</dc:date><text:p>do text</text:p><text:p>from document(at='%s/pod/test/images/python.gif' % getAppyPath(), anchor='paragraph')</text:p></office:annotation>or to the paragraph.</text:p>
      <text:p text:style-name="Standard"/>
      <text:p text:style-name="Standard">Error cases</text:p>
      <text:p text:style-name="Standard"/>
      <text:p text:style-name="Standard">I do not specify a<office:annotation><dc:date>2009-01-20T00:00:00</dc:date><text:p>do text</text:p><text:p>from document()</text:p></office:annotation> content or path.</text:p>
      <text:p text:style-name="Standard">I specify a cont<office:annotation><dc:date>2009-01-20T00:00:00</dc:date><text:p>do text</text:p><text:p>from document(content="blabla")</text:p></office:annotation>ent but no format.</text:p>
      <text:p text:style-name="Standard">Wr<office:annotation><dc:date>2009-01-20T00:00:00</dc:date><text:p>do text</text:p><text:p>from document(content="blabla", format='bzz')</text:p></office:annotation>ong format.</text:p>
      <text:p text:style-name="Standard">Wrong a<office:annotation><dc:date>2009-01-20T00:00:00</dc:date><text:p>do text</text:p><text:p>from document(at='%s/pod/test/images/python.gif' % getAppyPath(), anchor='odt')</text:p></office:annotation>nchor.</text:p>
      <text:p text:style-name="Standard">File n<office:annotation><dc:date>2009-01-20T00:00:00</dc:date><text:p>do text</text:p><text:p>from document(at='%s/pod/test/images/pity.gif' % getAppyPath())</text:p></office:annotation>ot f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ahoma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8-04-08T16:25:25</meta:creation-date>
    <dc:date>2009-01-20T17:08:48</dc:date>
    <dc:language>fr-BE</dc:language>
    <meta:editing-cycles>15</meta:editing-cycles>
    <meta:editing-duration>PT1H33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53" meta:character-count="245"/>
  </office:meta>
</office:document-meta>
</file>